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solid" draw:fill-color="#ffffff"/>
      <style:paragraph-properties fo:line-height="100%" fo:text-align="justify" style:justify-single-word="false" fo:background-color="#ffffff" fo:padding="0.049cm" fo:border="non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8c01be" officeooo:paragraph-rsid="00192956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solid" draw:fill-color="#ffffff"/>
      <style:paragraph-properties fo:line-height="100%" fo:text-align="justify" style:justify-single-word="false" fo:background-color="#ffffff" fo:padding="0.049cm" fo:border="non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8c01be" officeooo:paragraph-rsid="00192956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solid" draw:fill-color="#ffffff"/>
      <style:paragraph-properties fo:line-height="100%" fo:text-align="justify" style:justify-single-word="false" fo:background-color="#ffffff" fo:padding="0.049cm" fo:border="none"/>
      <style:text-properties fo:font-variant="normal" fo:text-transform="none" style:use-window-font-color="true" style:font-name="Times New Roman" fo:font-size="12pt" fo:letter-spacing="normal" fo:font-style="normal" fo:font-weight="normal" officeooo:rsid="008b7110" officeooo:paragraph-rsid="00192956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line-height="100%" fo:text-align="justify" style:justify-single-word="false" fo:break-before="page" fo:background-color="#ffffff" fo:padding="0.049cm" fo:border="none"/>
      <style:text-properties fo:font-variant="normal" fo:text-transform="none" style:use-window-font-color="true" style:font-name="Times New Roman" fo:font-size="12pt" fo:letter-spacing="normal" fo:font-style="normal" fo:font-weight="bold" officeooo:rsid="008a0e07" officeooo:paragraph-rsid="00192956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solid" draw:fill-color="#a9a9a9"/>
      <style:paragraph-properties fo:line-height="100%" fo:text-align="justify" style:justify-single-word="false" fo:background-color="#a9a9a9" fo:padding="0.049cm" fo:border-left="none" fo:border-right="none" fo:border-top="0.06pt solid #000000" fo:border-bottom="0.06pt solid #000000"/>
      <style:text-properties fo:font-variant="normal" fo:text-transform="none" style:use-window-font-color="true" style:font-name="Times New Roman" fo:font-size="12pt" fo:letter-spacing="normal" fo:font-style="normal" fo:font-weight="bold" officeooo:rsid="008a0e07" officeooo:paragraph-rsid="00192956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9566ab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1929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UT5-P<text:span text:style-name="T4">2</text:span>: Búsqueda de datos de localidades.- </text:p>
      <text:p text:style-name="P3">Crear una base de datos geografía que contenga la mayoría de las localidades de <text:span text:style-name="T1">España</text:span>.</text:p>
      <text:p text:style-name="P3">Tabla localidades: <text:span text:style-name="T2">id_localidad, </text:span><text:span text:style-name="T3">nombre, población,n_provincia</text:span></text:p>
      <text:p text:style-name="P2">tabla provincias: n_provincia,nombre,superficie,id_capital,id_comunidad</text:p>
      <text:p text:style-name="P2">tabla comunidades: id_comunidad, nombre,id_capital,max_provincias</text:p>
      <text:p text:style-name="P2"/>
      <text:list xml:id="list2397573602" text:style-name="L1">
        <text:list-item>
          <text:p text:style-name="P1">La práctica consiste en encontrar una localidad eligiendo primero la comunidad en la que está, luego una provincia de esa localidad y finalmente elegir la localidad de una lista de localidades de esa provincia.</text:p>
        </text:list-item>
        <text:list-item>
          <text:p text:style-name="P1">Para ello un primer formulario nos muestra la lista de comunidades</text:p>
        </text:list-item>
        <text:list-item>
          <text:p text:style-name="P1">Tras elegir la comunidad un segundo formulario nos muestra las provincias de esa comunidad</text:p>
        </text:list-item>
        <text:list-item>
          <text:p text:style-name="P1">Finalmente un tercer formulario nos muestra una lista con las localidades de la provincia elegida</text:p>
        </text:list-item>
        <text:list-item>
          <text:p text:style-name="P1">Cuando elijamos la localidad deseada se nos enseña la población que tiene esa localidad. Eso se hará debajo de la lista de localidades, la misma página nos muestra ese resultados</text:p>
        </text:list-item>
        <text:list-item>
          <text:p text:style-name="P1">Si acudimos a la provincia sin haber pasado vía GET una comunidad, se nos devolverá al formulario de las comunidades. Si vamos a las localidades sin haber pasado una provincia se nos enviará al formulario de provinci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8:56:46.333874000</meta:creation-date>
    <dc:date>2019-12-10T08:57:29.196594000</dc:date>
    <meta:editing-duration>PT43S</meta:editing-duration>
    <meta:editing-cycles>1</meta:editing-cycles>
    <meta:document-statistic meta:table-count="0" meta:image-count="0" meta:object-count="0" meta:page-count="1" meta:paragraph-count="11" meta:word-count="180" meta:character-count="1200" meta:non-whitespace-character-count="1036"/>
    <meta:generator>LibreOffice/6.1.0.3$MacOSX_X86_64 LibreOffice_project/efb621ed25068d70781dc026f7e9c5187a4decd1</meta:generator>
  </office:meta>
</office:document-meta>
</file>